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33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Img #</text:p>
          </table:table-cell>
          <table:table-cell table:style-name="ce1" office:value-type="string" calcext:value-type="string">
            <text:p>ShiTomasi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Harris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Sift</text:p>
          </table:table-cell>
          <table:table-cell table:style-name="ce1" office:value-type="string" calcext:value-type="string">
            <text:p>Assoc</text:p>
          </table:table-cell>
          <table:table-cell table:style-name="ce1" office:value-type="string" calcext:value-type="string">
            <text:p>Time (ms)</text:p>
          </table:table-cell>
          <table:table-cell table:style-name="ce1"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122" calcext:value-type="float">
            <text:p>122</text:p>
          </table:table-cell>
          <table:table-cell office:value-type="float" office:value="28.7546" calcext:value-type="float">
            <text:p>28.7546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24.1843" calcext:value-type="float">
            <text:p>24.1843</text:p>
          </table:table-cell>
          <table:table-cell office:value-type="float" office:value="5063" calcext:value-type="float">
            <text:p>5063</text:p>
          </table:table-cell>
          <table:table-cell office:value-type="float" office:value="407" calcext:value-type="float">
            <text:p>407</text:p>
          </table:table-cell>
          <table:table-cell office:value-type="float" office:value="7.66452" calcext:value-type="float">
            <text:p>7.66452</text:p>
          </table:table-cell>
          <table:table-cell office:value-type="float" office:value="2757" calcext:value-type="float">
            <text:p>2757</text:p>
          </table:table-cell>
          <table:table-cell office:value-type="float" office:value="254" calcext:value-type="float">
            <text:p>254</text:p>
          </table:table-cell>
          <table:table-cell office:value-type="float" office:value="104.624" calcext:value-type="float">
            <text:p>104.624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office:value-type="float" office:value="144.565" calcext:value-type="float">
            <text:p>144.565</text:p>
          </table:table-cell>
          <table:table-cell office:value-type="float" office:value="1351" calcext:value-type="float">
            <text:p>1351</text:p>
          </table:table-cell>
          <table:table-cell office:value-type="float" office:value="162" calcext:value-type="float">
            <text:p>162</text:p>
          </table:table-cell>
          <table:table-cell office:value-type="float" office:value="95.4117" calcext:value-type="float">
            <text:p>95.4117</text:p>
          </table:table-cell>
          <table:table-cell office:value-type="float" office:value="1438" calcext:value-type="float">
            <text:p>1438</text:p>
          </table:table-cell>
          <table:table-cell office:value-type="float" office:value="137" calcext:value-type="float">
            <text:p>137</text:p>
          </table:table-cell>
          <table:table-cell office:value-type="float" office:value="132.754" calcext:value-type="float">
            <text:p>132.754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1" calcext:value-type="float">
            <text:p>1301</text:p>
          </table:table-cell>
          <table:table-cell office:value-type="float" office:value="117" calcext:value-type="float">
            <text:p>117</text:p>
          </table:table-cell>
          <table:table-cell office:value-type="float" office:value="18.8514" calcext:value-type="float">
            <text:p>18.8514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5.8007" calcext:value-type="float">
            <text:p>15.8007</text:p>
          </table:table-cell>
          <table:table-cell office:value-type="float" office:value="4952" calcext:value-type="float">
            <text:p>4952</text:p>
          </table:table-cell>
          <table:table-cell office:value-type="float" office:value="415" calcext:value-type="float">
            <text:p>415</text:p>
          </table:table-cell>
          <table:table-cell office:value-type="float" office:value="4.6271" calcext:value-type="float">
            <text:p>4.6271</text:p>
          </table:table-cell>
          <table:table-cell office:value-type="float" office:value="2777" calcext:value-type="float">
            <text:p>2777</text:p>
          </table:table-cell>
          <table:table-cell office:value-type="float" office:value="274" calcext:value-type="float">
            <text:p>274</text:p>
          </table:table-cell>
          <table:table-cell office:value-type="float" office:value="66.9336" calcext:value-type="float">
            <text:p>66.9336</text:p>
          </table:table-cell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  <table:table-cell office:value-type="float" office:value="12.1714" calcext:value-type="float">
            <text:p>12.1714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4.8656" calcext:value-type="float">
            <text:p>74.8656</text:p>
          </table:table-cell>
          <table:table-cell office:value-type="float" office:value="1371" calcext:value-type="float">
            <text:p>1371</text:p>
          </table:table-cell>
          <table:table-cell office:value-type="float" office:value="131" calcext:value-type="float">
            <text:p>131</text:p>
          </table:table-cell>
          <table:table-cell office:value-type="float" office:value="102.144" calcext:value-type="float">
            <text:p>102.144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1" calcext:value-type="float">
            <text:p>1361</text:p>
          </table:table-cell>
          <table:table-cell office:value-type="float" office:value="122" calcext:value-type="float">
            <text:p>122</text:p>
          </table:table-cell>
          <table:table-cell office:value-type="float" office:value="17.8245" calcext:value-type="float">
            <text:p>17.8245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4.1803" calcext:value-type="float">
            <text:p>14.1803</text:p>
          </table:table-cell>
          <table:table-cell office:value-type="float" office:value="4863" calcext:value-type="float">
            <text:p>4863</text:p>
          </table:table-cell>
          <table:table-cell office:value-type="float" office:value="389" calcext:value-type="float">
            <text:p>389</text:p>
          </table:table-cell>
          <table:table-cell office:value-type="float" office:value="3.00087" calcext:value-type="float">
            <text:p>3.00087</text:p>
          </table:table-cell>
          <table:table-cell office:value-type="float" office:value="2741" calcext:value-type="float">
            <text:p>2741</text:p>
          </table:table-cell>
          <table:table-cell office:value-type="float" office:value="276" calcext:value-type="float">
            <text:p>276</text:p>
          </table:table-cell>
          <table:table-cell office:value-type="float" office:value="65.7039" calcext:value-type="float">
            <text:p>65.7039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float" office:value="9.00738" calcext:value-type="float">
            <text:p>9.00738</text:p>
          </table:table-cell>
          <table:table-cell office:value-type="float" office:value="1311" calcext:value-type="float">
            <text:p>1311</text:p>
          </table:table-cell>
          <table:table-cell office:value-type="float" office:value="159" calcext:value-type="float">
            <text:p>159</text:p>
          </table:table-cell>
          <table:table-cell office:value-type="float" office:value="77.3747" calcext:value-type="float">
            <text:p>77.3747</text:p>
          </table:table-cell>
          <table:table-cell office:value-type="float" office:value="1380" calcext:value-type="float">
            <text:p>1380</text:p>
          </table:table-cell>
          <table:table-cell office:value-type="float" office:value="121" calcext:value-type="float">
            <text:p>121</text:p>
          </table:table-cell>
          <table:table-cell office:value-type="float" office:value="103.658" calcext:value-type="float">
            <text:p>103.658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8" calcext:value-type="float">
            <text:p>1358</text:p>
          </table:table-cell>
          <table:table-cell office:value-type="float" office:value="117" calcext:value-type="float">
            <text:p>117</text:p>
          </table:table-cell>
          <table:table-cell office:value-type="float" office:value="17.699" calcext:value-type="float">
            <text:p>17.699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5.0523" calcext:value-type="float">
            <text:p>15.0523</text:p>
          </table:table-cell>
          <table:table-cell office:value-type="float" office:value="4840" calcext:value-type="float">
            <text:p>4840</text:p>
          </table:table-cell>
          <table:table-cell office:value-type="float" office:value="413" calcext:value-type="float">
            <text:p>413</text:p>
          </table:table-cell>
          <table:table-cell office:value-type="float" office:value="4.34667" calcext:value-type="float">
            <text:p>4.34667</text:p>
          </table:table-cell>
          <table:table-cell office:value-type="float" office:value="2735" calcext:value-type="float">
            <text:p>2735</text:p>
          </table:table-cell>
          <table:table-cell office:value-type="float" office:value="275" calcext:value-type="float">
            <text:p>275</text:p>
          </table:table-cell>
          <table:table-cell office:value-type="float" office:value="65.7514" calcext:value-type="float">
            <text:p>65.7514</text:p>
          </table:table-cell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9.77" calcext:value-type="float">
            <text:p>9.77</text:p>
          </table:table-cell>
          <table:table-cell office:value-type="float" office:value="1351" calcext:value-type="float">
            <text:p>1351</text:p>
          </table:table-cell>
          <table:table-cell office:value-type="float" office:value="154" calcext:value-type="float">
            <text:p>154</text:p>
          </table:table-cell>
          <table:table-cell office:value-type="float" office:value="67.9402" calcext:value-type="float">
            <text:p>67.9402</text:p>
          </table:table-cell>
          <table:table-cell office:value-type="float" office:value="1335" calcext:value-type="float">
            <text:p>1335</text:p>
          </table:table-cell>
          <table:table-cell office:value-type="float" office:value="135" calcext:value-type="float">
            <text:p>135</text:p>
          </table:table-cell>
          <table:table-cell office:value-type="float" office:value="108.333" calcext:value-type="float">
            <text:p>108.333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3" calcext:value-type="float">
            <text:p>1333</text:p>
          </table:table-cell>
          <table:table-cell office:value-type="float" office:value="115" calcext:value-type="float">
            <text:p>115</text:p>
          </table:table-cell>
          <table:table-cell office:value-type="float" office:value="16.6948" calcext:value-type="float">
            <text:p>16.6948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office:value-type="float" office:value="15.0864" calcext:value-type="float">
            <text:p>15.0864</text:p>
          </table:table-cell>
          <table:table-cell office:value-type="float" office:value="4856" calcext:value-type="float">
            <text:p>4856</text:p>
          </table:table-cell>
          <table:table-cell office:value-type="float" office:value="371" calcext:value-type="float">
            <text:p>371</text:p>
          </table:table-cell>
          <table:table-cell office:value-type="float" office:value="3.17214" calcext:value-type="float">
            <text:p>3.17214</text:p>
          </table:table-cell>
          <table:table-cell office:value-type="float" office:value="2757" calcext:value-type="float">
            <text:p>2757</text:p>
          </table:table-cell>
          <table:table-cell office:value-type="float" office:value="293" calcext:value-type="float">
            <text:p>293</text:p>
          </table:table-cell>
          <table:table-cell office:value-type="float" office:value="66.755" calcext:value-type="float">
            <text:p>66.755</text:p>
          </table:table-cell>
          <table:table-cell office:value-type="float" office:value="500" calcext:value-type="float">
            <text:p>500</text:p>
          </table:table-cell>
          <table:table-cell office:value-type="float" office:value="196" calcext:value-type="float">
            <text:p>196</text:p>
          </table:table-cell>
          <table:table-cell office:value-type="float" office:value="9.27028" calcext:value-type="float">
            <text:p>9.27028</text:p>
          </table:table-cell>
          <table:table-cell office:value-type="float" office:value="1360" calcext:value-type="float">
            <text:p>1360</text:p>
          </table:table-cell>
          <table:table-cell office:value-type="float" office:value="162" calcext:value-type="float">
            <text:p>162</text:p>
          </table:table-cell>
          <table:table-cell office:value-type="float" office:value="70.926" calcext:value-type="float">
            <text:p>70.926</text:p>
          </table:table-cell>
          <table:table-cell office:value-type="float" office:value="1304" calcext:value-type="float">
            <text:p>1304</text:p>
          </table:table-cell>
          <table:table-cell office:value-type="float" office:value="134" calcext:value-type="float">
            <text:p>134</text:p>
          </table:table-cell>
          <table:table-cell office:value-type="float" office:value="111.989" calcext:value-type="float">
            <text:p>111.989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4" calcext:value-type="float">
            <text:p>1284</text:p>
          </table:table-cell>
          <table:table-cell office:value-type="float" office:value="112" calcext:value-type="float">
            <text:p>112</text:p>
          </table:table-cell>
          <table:table-cell office:value-type="float" office:value="20.7248" calcext:value-type="float">
            <text:p>20.7248</text:p>
          </table:table-cell>
          <table:table-cell office:value-type="float" office:value="318" calcext:value-type="float">
            <text:p>318</text:p>
          </table:table-cell>
          <table:table-cell office:value-type="float" office:value="52" calcext:value-type="float">
            <text:p>52</text:p>
          </table:table-cell>
          <table:table-cell office:value-type="float" office:value="17.1747" calcext:value-type="float">
            <text:p>17.1747</text:p>
          </table:table-cell>
          <table:table-cell office:value-type="float" office:value="4899" calcext:value-type="float">
            <text:p>4899</text:p>
          </table:table-cell>
          <table:table-cell office:value-type="float" office:value="396" calcext:value-type="float">
            <text:p>396</text:p>
          </table:table-cell>
          <table:table-cell office:value-type="float" office:value="3.15826" calcext:value-type="float">
            <text:p>3.15826</text:p>
          </table:table-cell>
          <table:table-cell office:value-type="float" office:value="2695" calcext:value-type="float">
            <text:p>2695</text:p>
          </table:table-cell>
          <table:table-cell office:value-type="float" office:value="275" calcext:value-type="float">
            <text:p>275</text:p>
          </table:table-cell>
          <table:table-cell office:value-type="float" office:value="64.2204" calcext:value-type="float">
            <text:p>64.2204</text:p>
          </table:table-cell>
          <table:table-cell office:value-type="float" office:value="500" calcext:value-type="float">
            <text:p>500</text:p>
          </table:table-cell>
          <table:table-cell office:value-type="float" office:value="121" calcext:value-type="float">
            <text:p>121</text:p>
          </table:table-cell>
          <table:table-cell office:value-type="float" office:value="9.09565" calcext:value-type="float">
            <text:p>9.09565</text:p>
          </table:table-cell>
          <table:table-cell office:value-type="float" office:value="1347" calcext:value-type="float">
            <text:p>1347</text:p>
          </table:table-cell>
          <table:table-cell office:value-type="float" office:value="163" calcext:value-type="float">
            <text:p>163</text:p>
          </table:table-cell>
          <table:table-cell office:value-type="float" office:value="69.8793" calcext:value-type="float">
            <text:p>69.8793</text:p>
          </table:table-cell>
          <table:table-cell office:value-type="float" office:value="1369" calcext:value-type="float">
            <text:p>1369</text:p>
          </table:table-cell>
          <table:table-cell office:value-type="float" office:value="139" calcext:value-type="float">
            <text:p>139</text:p>
          </table:table-cell>
          <table:table-cell office:value-type="float" office:value="107.759" calcext:value-type="float">
            <text:p>107.759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2" calcext:value-type="float">
            <text:p>1322</text:p>
          </table:table-cell>
          <table:table-cell office:value-type="float" office:value="112" calcext:value-type="float">
            <text:p>112</text:p>
          </table:table-cell>
          <table:table-cell office:value-type="float" office:value="15.0012" calcext:value-type="float">
            <text:p>15.001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3.6365" calcext:value-type="float">
            <text:p>13.6365</text:p>
          </table:table-cell>
          <table:table-cell office:value-type="float" office:value="4870" calcext:value-type="float">
            <text:p>4870</text:p>
          </table:table-cell>
          <table:table-cell office:value-type="float" office:value="407" calcext:value-type="float">
            <text:p>407</text:p>
          </table:table-cell>
          <table:table-cell office:value-type="float" office:value="3.16147" calcext:value-type="float">
            <text:p>3.1614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67.411" calcext:value-type="float">
            <text:p>67.411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8.16755" calcext:value-type="float">
            <text:p>8.16755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79.2643" calcext:value-type="float">
            <text:p>79.2643</text:p>
          </table:table-cell>
          <table:table-cell office:value-type="float" office:value="1396" calcext:value-type="float">
            <text:p>1396</text:p>
          </table:table-cell>
          <table:table-cell office:value-type="float" office:value="136" calcext:value-type="float">
            <text:p>136</text:p>
          </table:table-cell>
          <table:table-cell office:value-type="float" office:value="104.953" calcext:value-type="float">
            <text:p>104.953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6" calcext:value-type="float">
            <text:p>1366</text:p>
          </table:table-cell>
          <table:table-cell office:value-type="float" office:value="120" calcext:value-type="float">
            <text:p>120</text:p>
          </table:table-cell>
          <table:table-cell office:value-type="float" office:value="17.2497" calcext:value-type="float">
            <text:p>17.2497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12.8715" calcext:value-type="float">
            <text:p>12.8715</text:p>
          </table:table-cell>
          <table:table-cell office:value-type="float" office:value="4868" calcext:value-type="float">
            <text:p>4868</text:p>
          </table:table-cell>
          <table:table-cell office:value-type="float" office:value="393" calcext:value-type="float">
            <text:p>393</text:p>
          </table:table-cell>
          <table:table-cell office:value-type="float" office:value="3.20425" calcext:value-type="float">
            <text:p>3.20425</text:p>
          </table:table-cell>
          <table:table-cell office:value-type="float" office:value="2628" calcext:value-type="float">
            <text:p>2628</text:p>
          </table:table-cell>
          <table:table-cell office:value-type="float" office:value="268" calcext:value-type="float">
            <text:p>268</text:p>
          </table:table-cell>
          <table:table-cell office:value-type="float" office:value="67.178" calcext:value-type="float">
            <text:p>67.178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8.4878" calcext:value-type="float">
            <text:p>8.487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3.1358" calcext:value-type="float">
            <text:p>73.1358</text:p>
          </table:table-cell>
          <table:table-cell office:value-type="float" office:value="1382" calcext:value-type="float">
            <text:p>1382</text:p>
          </table:table-cell>
          <table:table-cell office:value-type="float" office:value="147" calcext:value-type="float">
            <text:p>147</text:p>
          </table:table-cell>
          <table:table-cell office:value-type="float" office:value="105.976" calcext:value-type="float">
            <text:p>105.976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5.4496" calcext:value-type="float">
            <text:p>15.4496</text:p>
          </table:table-cell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office:value-type="float" office:value="13.2689" calcext:value-type="float">
            <text:p>13.2689</text:p>
          </table:table-cell>
          <table:table-cell office:value-type="float" office:value="4996" calcext:value-type="float">
            <text:p>4996</text:p>
          </table:table-cell>
          <table:table-cell office:value-type="float" office:value="386" calcext:value-type="float">
            <text:p>386</text:p>
          </table:table-cell>
          <table:table-cell office:value-type="float" office:value="3.28515" calcext:value-type="float">
            <text:p>3.28515</text:p>
          </table:table-cell>
          <table:table-cell office:value-type="float" office:value="2639" calcext:value-type="float">
            <text:p>2639</text:p>
          </table:table-cell>
          <table:table-cell office:value-type="float" office:value="258" calcext:value-type="float">
            <text:p>258</text:p>
          </table:table-cell>
          <table:table-cell office:value-type="float" office:value="68.8392" calcext:value-type="float">
            <text:p>68.8392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float" office:value="8.55693" calcext:value-type="float">
            <text:p>8.55693</text:p>
          </table:table-cell>
          <table:table-cell office:value-type="float" office:value="1357" calcext:value-type="float">
            <text:p>1357</text:p>
          </table:table-cell>
          <table:table-cell office:value-type="float" office:value="175" calcext:value-type="float">
            <text:p>175</text:p>
          </table:table-cell>
          <table:table-cell office:value-type="float" office:value="67.4795" calcext:value-type="float">
            <text:p>67.4795</text:p>
          </table:table-cell>
          <table:table-cell office:value-type="float" office:value="1462" calcext:value-type="float">
            <text:p>1462</text:p>
          </table:table-cell>
          <table:table-cell office:value-type="float" office:value="156" calcext:value-type="float">
            <text:p>156</text:p>
          </table:table-cell>
          <table:table-cell office:value-type="float" office:value="104.199" calcext:value-type="float">
            <text:p>104.199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9" calcext:value-type="float">
            <text:p>1339</text:p>
          </table:table-cell>
          <table:table-cell office:value-type="float" office:value="108" calcext:value-type="float">
            <text:p>108</text:p>
          </table:table-cell>
          <table:table-cell office:value-type="float" office:value="14.5868" calcext:value-type="float">
            <text:p>14.5868</text:p>
          </table:table-cell>
          <table:table-cell office:value-type="float" office:value="270" calcext:value-type="float">
            <text:p>270</text:p>
          </table:table-cell>
          <table:table-cell office:value-type="float" office:value="46" calcext:value-type="float">
            <text:p>46</text:p>
          </table:table-cell>
          <table:table-cell office:value-type="float" office:value="14.3183" calcext:value-type="float">
            <text:p>14.3183</text:p>
          </table:table-cell>
          <table:table-cell office:value-type="float" office:value="4997" calcext:value-type="float">
            <text:p>4997</text:p>
          </table:table-cell>
          <table:table-cell office:value-type="float" office:value="389" calcext:value-type="float">
            <text:p>389</text:p>
          </table:table-cell>
          <table:table-cell office:value-type="float" office:value="3.30042" calcext:value-type="float">
            <text:p>3.30042</text:p>
          </table:table-cell>
          <table:table-cell office:value-type="float" office:value="2672" calcext:value-type="float">
            <text:p>2672</text:p>
          </table:table-cell>
          <table:table-cell office:value-type="float" office:value="249" calcext:value-type="float">
            <text:p>249</text:p>
          </table:table-cell>
          <table:table-cell office:value-type="float" office:value="71.8708" calcext:value-type="float">
            <text:p>71.8708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office:value-type="float" office:value="8.61693" calcext:value-type="float">
            <text:p>8.61693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65.3885" calcext:value-type="float">
            <text:p>65.3885</text:p>
          </table:table-cell>
          <table:table-cell office:value-type="float" office:value="1422" calcext:value-type="float">
            <text:p>1422</text:p>
          </table:table-cell>
          <table:table-cell office:value-type="float" office:value="135" calcext:value-type="float">
            <text:p>135</text:p>
          </table:table-cell>
          <table:table-cell office:value-type="float" office:value="103.775" calcext:value-type="float">
            <text:p>103.77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2" table:formula="of:=SUM([.D2:.D11])/10" office:value-type="float" office:value="18.28364" calcext:value-type="float">
            <text:p>18.28364</text:p>
          </table:table-cell>
          <table:table-cell table:number-columns-repeated="2"/>
          <table:table-cell table:style-name="ce4" table:formula="of:=SUM([.G2:.G11])/10" office:value-type="float" office:value="15.55739" calcext:value-type="float">
            <text:p>15.55739</text:p>
          </table:table-cell>
          <table:table-cell table:number-columns-repeated="2"/>
          <table:table-cell table:style-name="ce3" table:formula="of:=SUM([.J2:.J11])/10" office:value-type="float" office:value="3.892085" calcext:value-type="float">
            <text:p>3.892085</text:p>
          </table:table-cell>
          <table:table-cell table:number-columns-repeated="2"/>
          <table:table-cell table:formula="of:=SUM([.M2:.M11])/10" office:value-type="float" office:value="70.92873" calcext:value-type="float">
            <text:p>70.92873</text:p>
          </table:table-cell>
          <table:table-cell table:number-columns-repeated="2"/>
          <table:table-cell table:formula="of:=SUM([.P2:.P11])/10" office:value-type="float" office:value="22.770892" calcext:value-type="float">
            <text:p>22.770892</text:p>
          </table:table-cell>
          <table:table-cell table:number-columns-repeated="2"/>
          <table:table-cell table:formula="of:=SUM([.S2:.S11])/10" office:value-type="float" office:value="74.16656" calcext:value-type="float">
            <text:p>74.16656</text:p>
          </table:table-cell>
          <table:table-cell table:number-columns-repeated="2"/>
          <table:table-cell table:formula="of:=SUM([.V2:.V11])/10" office:value-type="float" office:value="108.554" calcext:value-type="float">
            <text:p>108.55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p-3 scores Green (1), Yellow (2), Red (3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51" calcext:value-type="float">
            <text:p>251</text:p>
          </table:table-cell>
          <table:table-cell office:value-type="float" office:value="310" calcext:value-type="float">
            <text:p>310</text:p>
          </table:table-cell>
          <table:table-cell office:value-type="float" office:value="296" calcext:value-type="float">
            <text:p>296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34" calcext:value-type="float">
            <text:p>234</text:p>
          </table:table-cell>
          <table:table-cell office:value-type="float" office:value="323" calcext:value-type="float">
            <text:p>323</text:p>
          </table:table-cell>
          <table:table-cell office:value-type="float" office:value="305" calcext:value-type="float">
            <text:p>305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38" calcext:value-type="float">
            <text:p>238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35" calcext:value-type="float">
            <text:p>235</text:p>
          </table:table-cell>
          <table:table-cell office:value-type="float" office:value="326" calcext:value-type="float">
            <text:p>326</text:p>
          </table:table-cell>
          <table:table-cell office:value-type="float" office:value="309" calcext:value-type="float">
            <text:p>309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07" calcext:value-type="float">
            <text:p>207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43" calcext:value-type="float">
            <text:p>243</text:p>
          </table:table-cell>
          <table:table-cell office:value-type="float" office:value="314" calcext:value-type="float">
            <text:p>314</text:p>
          </table:table-cell>
          <table:table-cell office:value-type="float" office:value="298" calcext:value-type="float">
            <text:p>298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42" calcext:value-type="float">
            <text:p>242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/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39" calcext:value-type="float">
            <text:p>239</text:p>
          </table:table-cell>
          <table:table-cell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office:value-type="float" office:value="292" calcext:value-type="float">
            <text:p>29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/A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 Detection &amp; Description &amp; Matching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Time (seco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0.607751" calcext:value-type="float">
            <text:p>0.607751</text:p>
          </table:table-cell>
          <table:table-cell table:style-name="ce2" office:value-type="float" office:value="0.186514" calcext:value-type="float">
            <text:p>0.186514</text:p>
          </table:table-cell>
          <table:table-cell office:value-type="float" office:value="0.256287" calcext:value-type="float">
            <text:p>0.256287</text:p>
          </table:table-cell>
          <table:table-cell office:value-type="float" office:value="0.79729" calcext:value-type="float">
            <text:p>0.7972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542704" calcext:value-type="float">
            <text:p>0.542704</text:p>
          </table:table-cell>
          <table:table-cell table:style-name="ce3" office:value-type="float" office:value="0.112415" calcext:value-type="float">
            <text:p>0.112415</text:p>
          </table:table-cell>
          <table:table-cell table:style-name="ce4" office:value-type="float" office:value="0.160978" calcext:value-type="float">
            <text:p>0.160978</text:p>
          </table:table-cell>
          <table:table-cell office:value-type="float" office:value="0.710207" calcext:value-type="float">
            <text:p>0.71020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413529" calcext:value-type="float">
            <text:p>0.413529</text:p>
          </table:table-cell>
          <table:table-cell office:value-type="float" office:value="0.689834" calcext:value-type="float">
            <text:p>0.689834</text:p>
          </table:table-cell>
          <table:table-cell office:value-type="float" office:value="0.455375" calcext:value-type="float">
            <text:p>0.455375</text:p>
          </table:table-cell>
          <table:table-cell office:value-type="float" office:value="1.06766" calcext:value-type="float">
            <text:p>1.06766</text:p>
          </table:table-cell>
          <table:table-cell office:value-type="float" office:value="1.37475" calcext:value-type="float">
            <text:p>1.37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0.63728" calcext:value-type="float">
            <text:p>0.63728</text:p>
          </table:table-cell>
          <table:table-cell office:value-type="float" office:value="0.318758" calcext:value-type="float">
            <text:p>0.318758</text:p>
          </table:table-cell>
          <table:table-cell office:value-type="float" office:value="0.47406" calcext:value-type="float">
            <text:p>0.47406</text:p>
          </table:table-cell>
          <table:table-cell office:value-type="float" office:value="0.906839" calcext:value-type="float">
            <text:p>0.90683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.08285" calcext:value-type="float">
            <text:p>1.08285</text:p>
          </table:table-cell>
          <table:table-cell office:value-type="float" office:value="0.802841" calcext:value-type="float">
            <text:p>0.802841</text:p>
          </table:table-cell>
          <table:table-cell office:value-type="float" office:value="0.898204" calcext:value-type="float">
            <text:p>0.898204</text:p>
          </table:table-cell>
          <table:table-cell office:value-type="float" office:value="1.16094" calcext:value-type="float">
            <text:p>1.16094</text:p>
          </table:table-cell>
          <table:table-cell office:value-type="float" office:value="1.2689" calcext:value-type="float">
            <text:p>1.2689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.27271" calcext:value-type="float">
            <text:p>1.27271</text:p>
          </table:table-cell>
          <table:table-cell office:value-type="float" office:value="1.23591" calcext:value-type="float">
            <text:p>1.23591</text:p>
          </table:table-cell>
          <table:table-cell office:value-type="string" calcext:value-type="string">
            <text:p>N/A</text:p>
          </table:table-cell>
          <table:table-cell office:value-type="float" office:value="1.73971" calcext:value-type="float">
            <text:p>1.7397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office:value-type="string" calcext:value-type="string">
            <text:p>Top-3 scores Green (1), Yellow (2), Red (3)</text:p>
          </table:table-cell>
          <table:table-cell table:number-columns-repeated="102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Recommendation</text:p>
          </table:table-cell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table:number-columns-repeated="1021"/>
        </table:table-row>
        <table:table-row table:style-name="ro2">
          <table:table-cell table:style-name="Default" office:value-type="string" calcext:value-type="string">
            <text:p>#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#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#3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number-columns-repeated="1021"/>
        </table:table-row>
      </table:table>
      <table:table table:name="Sheet2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number-columns-repeated="9" table:default-cell-style-name="Default"/>
        <table:table-column table:style-name="co7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8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number-columns-repeated="1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8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BRISK</text:p>
          </table:table-cell>
          <table:table-cell table:number-columns-repeated="248"/>
        </table:table-row>
        <table:table-row table:style-name="ro2">
          <table:table-cell office:value-type="float" office:value="11.9577" calcext:value-type="float">
            <text:p>11.9577</text:p>
          </table:table-cell>
          <table:table-cell office:value-type="float" office:value="14.5075" calcext:value-type="float">
            <text:p>14.5075</text:p>
          </table:table-cell>
          <table:table-cell office:value-type="float" office:value="9.48" calcext:value-type="float">
            <text:p>9.48</text:p>
          </table:table-cell>
          <table:table-cell office:value-type="float" office:value="12.2185" calcext:value-type="float">
            <text:p>12.2185</text:p>
          </table:table-cell>
          <table:table-cell office:value-type="float" office:value="12.3333" calcext:value-type="float">
            <text:p>12.3333</text:p>
          </table:table-cell>
          <table:table-cell office:value-type="float" office:value="14.2667" calcext:value-type="float">
            <text:p>14.2667</text:p>
          </table:table-cell>
          <table:table-cell office:value-type="float" office:value="11.2718" calcext:value-type="float">
            <text:p>11.2718</text:p>
          </table:table-cell>
          <table:table-cell office:value-type="float" office:value="8.92683" calcext:value-type="float">
            <text:p>8.92683</text:p>
          </table:table-cell>
          <table:table-cell office:value-type="float" office:value="12.7" calcext:value-type="float">
            <text:p>12.7</text:p>
          </table:table-cell>
          <table:table-cell office:value-type="float" office:value="9.38095" calcext:value-type="float">
            <text:p>9.38095</text:p>
          </table:table-cell>
          <table:table-cell office:value-type="float" office:value="13.4918" calcext:value-type="float">
            <text:p>13.49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.122" calcext:value-type="float">
            <text:p>14.122</text:p>
          </table:table-cell>
          <table:table-cell office:value-type="float" office:value="14.4634" calcext:value-type="float">
            <text:p>14.4634</text:p>
          </table:table-cell>
          <table:table-cell office:value-type="float" office:value="13.6667" calcext:value-type="float">
            <text:p>13.6667</text:p>
          </table:table-cell>
          <table:table-cell office:value-type="float" office:value="12.2542" calcext:value-type="float">
            <text:p>12.2542</text:p>
          </table:table-cell>
          <table:table-cell office:value-type="float" office:value="12.1099" calcext:value-type="float">
            <text:p>12.1099</text:p>
          </table:table-cell>
          <table:table-cell office:value-type="float" office:value="12" calcext:value-type="float">
            <text:p>12</text:p>
          </table:table-cell>
          <table:table-cell office:value-type="float" office:value="8.4" calcext:value-type="float">
            <text:p>8.4</text:p>
          </table:table-cell>
          <table:table-cell office:value-type="float" office:value="10.5652" calcext:value-type="float">
            <text:p>10.5652</text:p>
          </table:table-cell>
          <table:table-cell office:value-type="float" office:value="11.8696" calcext:value-type="float">
            <text:p>11.8696</text:p>
          </table:table-cell>
          <table:table-cell office:value-type="float" office:value="12.2857" calcext:value-type="float">
            <text:p>12.2857</text:p>
          </table:table-cell>
          <table:table-cell office:value-type="float" office:value="13.4357" calcext:value-type="float">
            <text:p>13.4357</text:p>
          </table:table-cell>
          <table:table-cell office:value-type="float" office:value="12.3423" calcext:value-type="float">
            <text:p>12.3423</text:p>
          </table:table-cell>
          <table:table-cell office:value-type="float" office:value="13.5927" calcext:value-type="float">
            <text:p>13.5927</text:p>
          </table:table-cell>
          <table:table-cell office:value-type="float" office:value="8.54874" calcext:value-type="float">
            <text:p>8.54874</text:p>
          </table:table-cell>
          <table:table-cell office:value-type="float" office:value="11.9302" calcext:value-type="float">
            <text:p>11.9302</text:p>
          </table:table-cell>
          <table:table-cell office:value-type="float" office:value="10.7027" calcext:value-type="float">
            <text:p>10.7027</text:p>
          </table:table-cell>
          <table:table-cell office:value-type="float" office:value="11.783" calcext:value-type="float">
            <text:p>11.783</text:p>
          </table:table-cell>
          <table:table-cell office:value-type="float" office:value="13.5763" calcext:value-type="float">
            <text:p>13.5763</text:p>
          </table:table-cell>
          <table:table-cell office:value-type="float" office:value="13.2029" calcext:value-type="float">
            <text:p>13.2029</text:p>
          </table:table-cell>
          <table:table-cell office:value-type="float" office:value="12.6541" calcext:value-type="float">
            <text:p>12.6541</text:p>
          </table:table-cell>
          <table:table-cell office:value-type="float" office:value="13.7857" calcext:value-type="float">
            <text:p>13.7857</text:p>
          </table:table-cell>
          <table:table-cell office:value-type="float" office:value="13.1613" calcext:value-type="float">
            <text:p>13.1613</text:p>
          </table:table-cell>
          <table:table-cell office:value-type="float" office:value="12.1875" calcext:value-type="float">
            <text:p>12.1875</text:p>
          </table:table-cell>
          <table:table-cell office:value-type="float" office:value="10" calcext:value-type="float">
            <text:p>10</text:p>
          </table:table-cell>
          <table:table-cell office:value-type="float" office:value="12.6378" calcext:value-type="float">
            <text:p>12.6378</text:p>
          </table:table-cell>
          <table:table-cell office:value-type="float" office:value="11.9497" calcext:value-type="float">
            <text:p>11.9497</text:p>
          </table:table-cell>
          <table:table-cell office:value-type="float" office:value="8.4" calcext:value-type="float">
            <text:p>8.4</text:p>
          </table:table-cell>
          <table:table-cell office:value-type="float" office:value="10.8806" calcext:value-type="float">
            <text:p>10.8806</text:p>
          </table:table-cell>
          <table:table-cell office:value-type="float" office:value="14.194" calcext:value-type="float">
            <text:p>14.194</text:p>
          </table:table-cell>
          <table:table-cell office:value-type="float" office:value="12.5122" calcext:value-type="float">
            <text:p>12.5122</text:p>
          </table:table-cell>
          <table:table-cell office:value-type="float" office:value="11.5718" calcext:value-type="float">
            <text:p>11.5718</text:p>
          </table:table-cell>
          <table:table-cell office:value-type="float" office:value="11.5075" calcext:value-type="float">
            <text:p>11.5075</text:p>
          </table:table-cell>
          <table:table-cell office:value-type="float" office:value="14.4783" calcext:value-type="float">
            <text:p>14.4783</text:p>
          </table:table-cell>
          <table:table-cell office:value-type="float" office:value="12" calcext:value-type="float">
            <text:p>12</text:p>
          </table:table-cell>
          <table:table-cell office:value-type="float" office:value="11.8118" calcext:value-type="float">
            <text:p>11.8118</text:p>
          </table:table-cell>
          <table:table-cell office:value-type="float" office:value="12.3333" calcext:value-type="float">
            <text:p>12.3333</text:p>
          </table:table-cell>
          <table:table-cell office:value-type="float" office:value="18" calcext:value-type="float">
            <text:p>18</text:p>
          </table:table-cell>
          <table:table-cell office:value-type="float" office:value="12.871" calcext:value-type="float">
            <text:p>12.871</text:p>
          </table:table-cell>
          <table:table-cell office:value-type="float" office:value="12.3253" calcext:value-type="float">
            <text:p>12.3253</text:p>
          </table:table-cell>
          <table:table-cell office:value-type="float" office:value="13.9565" calcext:value-type="float">
            <text:p>13.9565</text:p>
          </table:table-cell>
          <table:table-cell office:value-type="float" office:value="14.2941" calcext:value-type="float">
            <text:p>14.2941</text:p>
          </table:table-cell>
          <table:table-cell office:value-type="float" office:value="14.813" calcext:value-type="float">
            <text:p>14.813</text:p>
          </table:table-cell>
          <table:table-cell office:value-type="float" office:value="8.4" calcext:value-type="float">
            <text:p>8.4</text:p>
          </table:table-cell>
          <table:table-cell office:value-type="float" office:value="11.9053" calcext:value-type="float">
            <text:p>11.9053</text:p>
          </table:table-cell>
          <table:table-cell office:value-type="float" office:value="14.012" calcext:value-type="float">
            <text:p>14.012</text:p>
          </table:table-cell>
          <table:table-cell office:value-type="float" office:value="13.1699" calcext:value-type="float">
            <text:p>13.1699</text:p>
          </table:table-cell>
          <table:table-cell office:value-type="float" office:value="11.8421" calcext:value-type="float">
            <text:p>11.8421</text:p>
          </table:table-cell>
          <table:table-cell office:value-type="float" office:value="13.2302" calcext:value-type="float">
            <text:p>13.2302</text:p>
          </table:table-cell>
          <table:table-cell office:value-type="float" office:value="11.9577" calcext:value-type="float">
            <text:p>11.9577</text:p>
          </table:table-cell>
          <table:table-cell office:value-type="float" office:value="12.2195" calcext:value-type="float">
            <text:p>12.2195</text:p>
          </table:table-cell>
          <table:table-cell office:value-type="float" office:value="11.8696" calcext:value-type="float">
            <text:p>11.8696</text:p>
          </table:table-cell>
          <table:table-cell office:value-type="float" office:value="13.8608" calcext:value-type="float">
            <text:p>13.8608</text:p>
          </table:table-cell>
          <table:table-cell office:value-type="float" office:value="11.4375" calcext:value-type="float">
            <text:p>11.4375</text:p>
          </table:table-cell>
          <table:table-cell office:value-type="float" office:value="8.4" calcext:value-type="float">
            <text:p>8.4</text:p>
          </table:table-cell>
          <table:table-cell office:value-type="float" office:value="14.122" calcext:value-type="float">
            <text:p>14.122</text:p>
          </table:table-cell>
          <table:table-cell office:value-type="float" office:value="12.3563" calcext:value-type="float">
            <text:p>12.3563</text:p>
          </table:table-cell>
          <table:table-cell office:value-type="float" office:value="13.6647" calcext:value-type="float">
            <text:p>13.6647</text:p>
          </table:table-cell>
          <table:table-cell office:value-type="float" office:value="9.87663" calcext:value-type="float">
            <text:p>9.87663</text:p>
          </table:table-cell>
          <table:table-cell office:value-type="float" office:value="11.25" calcext:value-type="float">
            <text:p>11.25</text:p>
          </table:table-cell>
          <table:table-cell office:value-type="float" office:value="12.0716" calcext:value-type="float">
            <text:p>12.0716</text:p>
          </table:table-cell>
          <table:table-cell office:value-type="float" office:value="12.5769" calcext:value-type="float">
            <text:p>12.5769</text:p>
          </table:table-cell>
          <table:table-cell office:value-type="float" office:value="14.5714" calcext:value-type="float">
            <text:p>14.5714</text:p>
          </table:table-cell>
          <table:table-cell office:value-type="float" office:value="12.56" calcext:value-type="float">
            <text:p>12.56</text:p>
          </table:table-cell>
          <table:table-cell office:value-type="float" office:value="13.8" calcext:value-type="float">
            <text:p>13.8</text:p>
          </table:table-cell>
          <table:table-cell office:value-type="float" office:value="13.5882" calcext:value-type="float">
            <text:p>13.5882</text:p>
          </table:table-cell>
          <table:table-cell office:value-type="float" office:value="12.0638" calcext:value-type="float">
            <text:p>12.0638</text:p>
          </table:table-cell>
          <table:table-cell office:value-type="float" office:value="9.81326" calcext:value-type="float">
            <text:p>9.81326</text:p>
          </table:table-cell>
          <table:table-cell office:value-type="float" office:value="13.5818" calcext:value-type="float">
            <text:p>13.5818</text:p>
          </table:table-cell>
          <table:table-cell office:value-type="float" office:value="12.9529" calcext:value-type="float">
            <text:p>12.9529</text:p>
          </table:table-cell>
          <table:table-cell office:value-type="float" office:value="8.82857" calcext:value-type="float">
            <text:p>8.82857</text:p>
          </table:table-cell>
          <table:table-cell office:value-type="float" office:value="13.6667" calcext:value-type="float">
            <text:p>13.6667</text:p>
          </table:table-cell>
          <table:table-cell office:value-type="float" office:value="10.9412" calcext:value-type="float">
            <text:p>10.9412</text:p>
          </table:table-cell>
          <table:table-cell office:value-type="float" office:value="14.3333" calcext:value-type="float">
            <text:p>14.3333</text:p>
          </table:table-cell>
          <table:table-cell office:value-type="float" office:value="13.1625" calcext:value-type="float">
            <text:p>13.1625</text:p>
          </table:table-cell>
          <table:table-cell office:value-type="float" office:value="13.3729" calcext:value-type="float">
            <text:p>13.3729</text:p>
          </table:table-cell>
          <table:table-cell office:value-type="float" office:value="14" calcext:value-type="float">
            <text:p>14</text:p>
          </table:table-cell>
          <table:table-cell office:value-type="float" office:value="12.6774" calcext:value-type="float">
            <text:p>12.6774</text:p>
          </table:table-cell>
          <table:table-cell office:value-type="float" office:value="13.302" calcext:value-type="float">
            <text:p>13.302</text:p>
          </table:table-cell>
          <table:table-cell office:value-type="float" office:value="12.3214" calcext:value-type="float">
            <text:p>12.3214</text:p>
          </table:table-cell>
          <table:table-cell office:value-type="float" office:value="14.2592" calcext:value-type="float">
            <text:p>14.2592</text:p>
          </table:table-cell>
          <table:table-cell office:value-type="float" office:value="11.6722" calcext:value-type="float">
            <text:p>11.6722</text:p>
          </table:table-cell>
          <table:table-cell office:value-type="float" office:value="11.3673" calcext:value-type="float">
            <text:p>11.3673</text:p>
          </table:table-cell>
          <table:table-cell office:value-type="float" office:value="13.1408" calcext:value-type="float">
            <text:p>13.1408</text:p>
          </table:table-cell>
          <table:table-cell office:value-type="float" office:value="12.6031" calcext:value-type="float">
            <text:p>12.6031</text:p>
          </table:table-cell>
          <table:table-cell office:value-type="float" office:value="13.4008" calcext:value-type="float">
            <text:p>13.4008</text:p>
          </table:table-cell>
          <table:table-cell office:value-type="float" office:value="13.1001" calcext:value-type="float">
            <text:p>13.1001</text:p>
          </table:table-cell>
          <table:table-cell office:value-type="float" office:value="12.75" calcext:value-type="float">
            <text:p>12.75</text:p>
          </table:table-cell>
          <table:table-cell office:value-type="float" office:value="12" calcext:value-type="float">
            <text:p>12</text:p>
          </table:table-cell>
          <table:table-cell office:value-type="float" office:value="12.7778" calcext:value-type="float">
            <text:p>12.7778</text:p>
          </table:table-cell>
          <table:table-cell office:value-type="float" office:value="18" calcext:value-type="float">
            <text:p>18</text:p>
          </table:table-cell>
          <table:table-cell office:value-type="float" office:value="12.4815" calcext:value-type="float">
            <text:p>12.4815</text:p>
          </table:table-cell>
          <table:table-cell office:value-type="float" office:value="12.6" calcext:value-type="float">
            <text:p>12.6</text:p>
          </table:table-cell>
          <table:table-cell office:value-type="float" office:value="10.2632" calcext:value-type="float">
            <text:p>10.2632</text:p>
          </table:table-cell>
          <table:table-cell office:value-type="float" office:value="15.6846" calcext:value-type="float">
            <text:p>15.6846</text:p>
          </table:table-cell>
          <table:table-cell office:value-type="float" office:value="12.6923" calcext:value-type="float">
            <text:p>12.6923</text:p>
          </table:table-cell>
          <table:table-cell office:value-type="float" office:value="14.2647" calcext:value-type="float">
            <text:p>14.2647</text:p>
          </table:table-cell>
          <table:table-cell office:value-type="float" office:value="14.7838" calcext:value-type="float">
            <text:p>14.7838</text:p>
          </table:table-cell>
          <table:table-cell office:value-type="float" office:value="11.4444" calcext:value-type="float">
            <text:p>11.4444</text:p>
          </table:table-cell>
          <table:table-cell office:value-type="float" office:value="11.2759" calcext:value-type="float">
            <text:p>11.2759</text:p>
          </table:table-cell>
          <table:table-cell office:value-type="float" office:value="8.4" calcext:value-type="float">
            <text:p>8.4</text:p>
          </table:table-cell>
          <table:table-cell office:value-type="float" office:value="13.32" calcext:value-type="float">
            <text:p>13.32</text:p>
          </table:table-cell>
          <table:table-cell office:value-type="float" office:value="10.4237" calcext:value-type="float">
            <text:p>10.4237</text:p>
          </table:table-cell>
          <table:table-cell office:value-type="float" office:value="10.3125" calcext:value-type="float">
            <text:p>10.3125</text:p>
          </table:table-cell>
          <table:table-cell office:value-type="float" office:value="12.5" calcext:value-type="float">
            <text:p>12.5</text:p>
          </table:table-cell>
          <table:table-cell office:value-type="float" office:value="11.3377" calcext:value-type="float">
            <text:p>11.3377</text:p>
          </table:table-cell>
          <table:table-cell office:value-type="float" office:value="12.5" calcext:value-type="float">
            <text:p>12.5</text:p>
          </table:table-cell>
          <table:table-cell office:value-type="float" office:value="12" calcext:value-type="float">
            <text:p>12</text:p>
          </table:table-cell>
          <table:table-cell office:value-type="float" office:value="16.6721" calcext:value-type="float">
            <text:p>16.6721</text:p>
          </table:table-cell>
          <table:table-cell office:value-type="float" office:value="18.5314" calcext:value-type="float">
            <text:p>18.5314</text:p>
          </table:table-cell>
          <table:table-cell office:value-type="float" office:value="17.0322" calcext:value-type="float">
            <text:p>17.0322</text:p>
          </table:table-cell>
          <table:table-cell office:value-type="float" office:value="17.7097" calcext:value-type="float">
            <text:p>17.7097</text:p>
          </table:table-cell>
          <table:table-cell office:value-type="float" office:value="15" calcext:value-type="float">
            <text:p>15</text:p>
          </table:table-cell>
          <table:table-cell office:value-type="float" office:value="17.7692" calcext:value-type="float">
            <text:p>17.7692</text:p>
          </table:table-cell>
          <table:table-cell office:value-type="float" office:value="15.8571" calcext:value-type="float">
            <text:p>15.8571</text:p>
          </table:table-cell>
          <table:table-cell office:value-type="float" office:value="19.2514" calcext:value-type="float">
            <text:p>19.2514</text:p>
          </table:table-cell>
          <table:table-cell office:value-type="float" office:value="18.7143" calcext:value-type="float">
            <text:p>18.7143</text:p>
          </table:table-cell>
          <table:table-cell office:value-type="float" office:value="18.1351" calcext:value-type="float">
            <text:p>18.1351</text:p>
          </table:table-cell>
          <table:table-cell office:value-type="float" office:value="19.2857" calcext:value-type="float">
            <text:p>19.2857</text:p>
          </table:table-cell>
          <table:table-cell office:value-type="float" office:value="17.4444" calcext:value-type="float">
            <text:p>17.4444</text:p>
          </table:table-cell>
          <table:table-cell office:value-type="float" office:value="18.102" calcext:value-type="float">
            <text:p>18.102</text:p>
          </table:table-cell>
          <table:table-cell office:value-type="float" office:value="19.3774" calcext:value-type="float">
            <text:p>19.3774</text:p>
          </table:table-cell>
          <table:table-cell office:value-type="float" office:value="15.5806" calcext:value-type="float">
            <text:p>15.5806</text:p>
          </table:table-cell>
          <table:table-cell office:value-type="float" office:value="18.1192" calcext:value-type="float">
            <text:p>18.1192</text:p>
          </table:table-cell>
          <table:table-cell office:value-type="float" office:value="17.714" calcext:value-type="float">
            <text:p>17.714</text:p>
          </table:table-cell>
          <table:table-cell office:value-type="float" office:value="18.6581" calcext:value-type="float">
            <text:p>18.6581</text:p>
          </table:table-cell>
          <table:table-cell office:value-type="float" office:value="18.7895" calcext:value-type="float">
            <text:p>18.7895</text:p>
          </table:table-cell>
          <table:table-cell office:value-type="float" office:value="20.1307" calcext:value-type="float">
            <text:p>20.1307</text:p>
          </table:table-cell>
          <table:table-cell office:value-type="float" office:value="13.5447" calcext:value-type="float">
            <text:p>13.5447</text:p>
          </table:table-cell>
          <table:table-cell office:value-type="float" office:value="19.1053" calcext:value-type="float">
            <text:p>19.1053</text:p>
          </table:table-cell>
          <table:table-cell office:value-type="float" office:value="17.5385" calcext:value-type="float">
            <text:p>17.5385</text:p>
          </table:table-cell>
          <table:table-cell office:value-type="float" office:value="20.4237" calcext:value-type="float">
            <text:p>20.4237</text:p>
          </table:table-cell>
          <table:table-cell office:value-type="float" office:value="17.4444" calcext:value-type="float">
            <text:p>17.4444</text:p>
          </table:table-cell>
          <table:table-cell office:value-type="float" office:value="19.388" calcext:value-type="float">
            <text:p>19.388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7" calcext:value-type="float">
            <text:p>17.7</text:p>
          </table:table-cell>
          <table:table-cell office:value-type="float" office:value="17.9194" calcext:value-type="float">
            <text:p>17.9194</text:p>
          </table:table-cell>
          <table:table-cell office:value-type="float" office:value="19.4823" calcext:value-type="float">
            <text:p>19.4823</text:p>
          </table:table-cell>
          <table:table-cell office:value-type="float" office:value="19.3928" calcext:value-type="float">
            <text:p>19.3928</text:p>
          </table:table-cell>
          <table:table-cell office:value-type="float" office:value="16.8145" calcext:value-type="float">
            <text:p>16.8145</text:p>
          </table:table-cell>
          <table:table-cell office:value-type="float" office:value="17.25" calcext:value-type="float">
            <text:p>17.25</text:p>
          </table:table-cell>
          <table:table-cell office:value-type="float" office:value="15.8824" calcext:value-type="float">
            <text:p>15.8824</text:p>
          </table:table-cell>
          <table:table-cell office:value-type="float" office:value="17.1176" calcext:value-type="float">
            <text:p>17.1176</text:p>
          </table:table-cell>
          <table:table-cell office:value-type="float" office:value="19.3846" calcext:value-type="float">
            <text:p>19.3846</text:p>
          </table:table-cell>
          <table:table-cell office:value-type="float" office:value="13.853" calcext:value-type="float">
            <text:p>13.853</text:p>
          </table:table-cell>
          <table:table-cell office:value-type="float" office:value="15.9" calcext:value-type="float">
            <text:p>15.9</text:p>
          </table:table-cell>
          <table:table-cell office:value-type="float" office:value="16.0909" calcext:value-type="float">
            <text:p>16.0909</text:p>
          </table:table-cell>
          <table:table-cell office:value-type="float" office:value="27.75" calcext:value-type="float">
            <text:p>27.75</text:p>
          </table:table-cell>
          <table:table-cell office:value-type="float" office:value="27.8018" calcext:value-type="float">
            <text:p>27.8018</text:p>
          </table:table-cell>
          <table:table-cell office:value-type="float" office:value="21.8276" calcext:value-type="float">
            <text:p>21.8276</text:p>
          </table:table-cell>
          <table:table-cell office:value-type="float" office:value="27.1412" calcext:value-type="float">
            <text:p>27.1412</text:p>
          </table:table-cell>
          <table:table-cell office:value-type="float" office:value="21" calcext:value-type="float">
            <text:p>21</text:p>
          </table:table-cell>
          <table:table-cell office:value-type="float" office:value="25.7908" calcext:value-type="float">
            <text:p>25.7908</text:p>
          </table:table-cell>
          <table:table-cell office:value-type="float" office:value="19.7307" calcext:value-type="float">
            <text:p>19.7307</text:p>
          </table:table-cell>
          <table:table-cell office:value-type="float" office:value="18" calcext:value-type="float">
            <text:p>18</text:p>
          </table:table-cell>
          <table:table-cell office:value-type="float" office:value="24.7021" calcext:value-type="float">
            <text:p>24.7021</text:p>
          </table:table-cell>
          <table:table-cell office:value-type="float" office:value="25.32" calcext:value-type="float">
            <text:p>25.32</text:p>
          </table:table-cell>
          <table:table-cell office:value-type="float" office:value="28.3266" calcext:value-type="float">
            <text:p>28.3266</text:p>
          </table:table-cell>
          <table:table-cell office:value-type="float" office:value="23.8598" calcext:value-type="float">
            <text:p>23.8598</text:p>
          </table:table-cell>
          <table:table-cell office:value-type="float" office:value="23.2324" calcext:value-type="float">
            <text:p>23.2324</text:p>
          </table:table-cell>
          <table:table-cell office:value-type="float" office:value="26.8017" calcext:value-type="float">
            <text:p>26.8017</text:p>
          </table:table-cell>
          <table:table-cell office:value-type="float" office:value="26.8145" calcext:value-type="float">
            <text:p>26.8145</text:p>
          </table:table-cell>
          <table:table-cell office:value-type="float" office:value="18" calcext:value-type="float">
            <text:p>18</text:p>
          </table:table-cell>
          <table:table-cell office:value-type="float" office:value="31.2679" calcext:value-type="float">
            <text:p>31.2679</text:p>
          </table:table-cell>
          <table:table-cell office:value-type="float" office:value="27.8258" calcext:value-type="float">
            <text:p>27.8258</text:p>
          </table:table-cell>
          <table:table-cell office:value-type="float" office:value="29.5135" calcext:value-type="float">
            <text:p>29.5135</text:p>
          </table:table-cell>
          <table:table-cell office:value-type="float" office:value="18" calcext:value-type="float">
            <text:p>18</text:p>
          </table:table-cell>
          <table:table-cell office:value-type="float" office:value="20.4642" calcext:value-type="float">
            <text:p>20.4642</text:p>
          </table:table-cell>
          <table:table-cell office:value-type="float" office:value="23.64" calcext:value-type="float">
            <text:p>23.64</text:p>
          </table:table-cell>
          <table:table-cell office:value-type="float" office:value="31.2857" calcext:value-type="float">
            <text:p>31.2857</text:p>
          </table:table-cell>
          <table:table-cell office:value-type="float" office:value="18" calcext:value-type="float">
            <text:p>18</text:p>
          </table:table-cell>
          <table:table-cell office:value-type="float" office:value="19.8799" calcext:value-type="float">
            <text:p>19.8799</text:p>
          </table:table-cell>
          <table:table-cell office:value-type="float" office:value="22.7234" calcext:value-type="float">
            <text:p>22.7234</text:p>
          </table:table-cell>
          <table:table-cell office:value-type="float" office:value="33.2594" calcext:value-type="float">
            <text:p>33.2594</text:p>
          </table:table-cell>
          <table:table-cell office:value-type="float" office:value="29.731" calcext:value-type="float">
            <text:p>29.731</text:p>
          </table:table-cell>
          <table:table-cell office:value-type="float" office:value="26.0526" calcext:value-type="float">
            <text:p>26.0526</text:p>
          </table:table-cell>
          <table:table-cell office:value-type="float" office:value="28.3125" calcext:value-type="float">
            <text:p>28.3125</text:p>
          </table:table-cell>
          <table:table-cell office:value-type="float" office:value="30.3103" calcext:value-type="float">
            <text:p>30.3103</text:p>
          </table:table-cell>
          <table:table-cell office:value-type="float" office:value="28.5999" calcext:value-type="float">
            <text:p>28.5999</text:p>
          </table:table-cell>
          <table:table-cell office:value-type="float" office:value="29.3952" calcext:value-type="float">
            <text:p>29.3952</text:p>
          </table:table-cell>
          <table:table-cell office:value-type="float" office:value="25.5" calcext:value-type="float">
            <text:p>25.5</text:p>
          </table:table-cell>
          <table:table-cell office:value-type="float" office:value="21.439" calcext:value-type="float">
            <text:p>21.439</text:p>
          </table:table-cell>
          <table:table-cell office:value-type="float" office:value="18" calcext:value-type="float">
            <text:p>18</text:p>
          </table:table-cell>
          <table:table-cell office:value-type="float" office:value="28.8071" calcext:value-type="float">
            <text:p>28.8071</text:p>
          </table:table-cell>
          <table:table-cell office:value-type="float" office:value="33.9016" calcext:value-type="float">
            <text:p>33.9016</text:p>
          </table:table-cell>
          <table:table-cell office:value-type="float" office:value="26.8812" calcext:value-type="float">
            <text:p>26.8812</text:p>
          </table:table-cell>
          <table:table-cell office:value-type="float" office:value="38.5695" calcext:value-type="float">
            <text:p>38.5695</text:p>
          </table:table-cell>
          <table:table-cell office:value-type="float" office:value="36.3273" calcext:value-type="float">
            <text:p>36.3273</text:p>
          </table:table-cell>
          <table:table-cell office:value-type="float" office:value="33.9019" calcext:value-type="float">
            <text:p>33.9019</text:p>
          </table:table-cell>
          <table:table-cell office:value-type="float" office:value="42" calcext:value-type="float">
            <text:p>42</text:p>
          </table:table-cell>
          <table:table-cell office:value-type="float" office:value="31.0435" calcext:value-type="float">
            <text:p>31.0435</text:p>
          </table:table-cell>
          <table:table-cell office:value-type="float" office:value="32.8" calcext:value-type="float">
            <text:p>32.8</text:p>
          </table:table-cell>
          <table:table-cell office:value-type="float" office:value="44" calcext:value-type="float">
            <text:p>44</text:p>
          </table:table-cell>
          <table:table-cell office:value-type="float" office:value="32.1176" calcext:value-type="float">
            <text:p>32.1176</text:p>
          </table:table-cell>
          <table:table-cell office:value-type="float" office:value="35.3934" calcext:value-type="float">
            <text:p>35.3934</text:p>
          </table:table-cell>
          <table:table-cell office:value-type="float" office:value="45.6318" calcext:value-type="float">
            <text:p>45.6318</text:p>
          </table:table-cell>
          <table:table-cell office:value-type="float" office:value="35.7455" calcext:value-type="float">
            <text:p>35.7455</text:p>
          </table:table-cell>
          <table:table-cell office:value-type="float" office:value="29.8383" calcext:value-type="float">
            <text:p>29.8383</text:p>
          </table:table-cell>
          <table:table-cell office:value-type="float" office:value="35.5362" calcext:value-type="float">
            <text:p>35.5362</text:p>
          </table:table-cell>
          <table:table-cell office:value-type="float" office:value="33.1698" calcext:value-type="float">
            <text:p>33.1698</text:p>
          </table:table-cell>
          <table:table-cell office:value-type="float" office:value="33.3103" calcext:value-type="float">
            <text:p>33.3103</text:p>
          </table:table-cell>
          <table:table-cell office:value-type="float" office:value="31.2632" calcext:value-type="float">
            <text:p>31.2632</text:p>
          </table:table-cell>
          <table:table-cell office:value-type="float" office:value="37.8261" calcext:value-type="float">
            <text:p>37.8261</text:p>
          </table:table-cell>
          <table:table-cell office:value-type="float" office:value="36.4599" calcext:value-type="float">
            <text:p>36.4599</text:p>
          </table:table-cell>
          <table:table-cell office:value-type="float" office:value="36.4673" calcext:value-type="float">
            <text:p>36.4673</text:p>
          </table:table-cell>
          <table:table-cell office:value-type="float" office:value="35.6009" calcext:value-type="float">
            <text:p>35.6009</text:p>
          </table:table-cell>
          <table:table-cell office:value-type="float" office:value="37" calcext:value-type="float">
            <text:p>37</text:p>
          </table:table-cell>
          <table:table-cell office:value-type="float" office:value="31.5429" calcext:value-type="float">
            <text:p>31.5429</text:p>
          </table:table-cell>
          <table:table-cell office:value-type="float" office:value="32.2575" calcext:value-type="float">
            <text:p>32.2575</text:p>
          </table:table-cell>
          <table:table-cell office:value-type="float" office:value="35.52" calcext:value-type="float">
            <text:p>35.52</text:p>
          </table:table-cell>
          <table:table-cell office:value-type="float" office:value="32.1538" calcext:value-type="float">
            <text:p>32.1538</text:p>
          </table:table-cell>
          <table:table-cell office:value-type="float" office:value="46.8507" calcext:value-type="float">
            <text:p>46.8507</text:p>
          </table:table-cell>
          <table:table-cell office:value-type="float" office:value="47.8064" calcext:value-type="float">
            <text:p>47.8064</text:p>
          </table:table-cell>
          <table:table-cell office:value-type="float" office:value="50.4414" calcext:value-type="float">
            <text:p>50.4414</text:p>
          </table:table-cell>
          <table:table-cell office:value-type="float" office:value="51.5" calcext:value-type="float">
            <text:p>51.5</text:p>
          </table:table-cell>
          <table:table-cell office:value-type="float" office:value="49.7143" calcext:value-type="float">
            <text:p>49.7143</text:p>
          </table:table-cell>
          <table:table-cell office:value-type="float" office:value="36" calcext:value-type="float">
            <text:p>36</text:p>
          </table:table-cell>
          <table:table-cell office:value-type="float" office:value="53.4353" calcext:value-type="float">
            <text:p>53.4353</text:p>
          </table:table-cell>
          <table:table-cell office:value-type="float" office:value="53.0355" calcext:value-type="float">
            <text:p>53.0355</text:p>
          </table:table-cell>
          <table:table-cell office:value-type="float" office:value="57.871" calcext:value-type="float">
            <text:p>57.871</text:p>
          </table:table-cell>
          <table:table-cell office:value-type="float" office:value="54" calcext:value-type="float">
            <text:p>54</text:p>
          </table:table-cell>
          <table:table-cell office:value-type="float" office:value="51.759" calcext:value-type="float">
            <text:p>51.759</text:p>
          </table:table-cell>
          <table:table-cell office:value-type="float" office:value="52.6667" calcext:value-type="float">
            <text:p>52.6667</text:p>
          </table:table-cell>
          <table:table-cell office:value-type="float" office:value="45.9136" calcext:value-type="float">
            <text:p>45.9136</text:p>
          </table:table-cell>
          <table:table-cell office:value-type="float" office:value="43.6744" calcext:value-type="float">
            <text:p>43.6744</text:p>
          </table:table-cell>
          <table:table-cell office:value-type="float" office:value="36" calcext:value-type="float">
            <text:p>36</text:p>
          </table:table-cell>
          <table:table-cell office:value-type="float" office:value="52.5455" calcext:value-type="float">
            <text:p>52.5455</text:p>
          </table:table-cell>
          <table:table-cell office:value-type="float" office:value="54.8" calcext:value-type="float">
            <text:p>54.8</text:p>
          </table:table-cell>
          <table:table-cell table:number-columns-repeated="9" office:value-type="float" office:value="72" calcext:value-type="float">
            <text:p>72</text:p>
          </table:table-cell>
        </table:table-row>
        <table:table-row table:style-name="ro2">
          <table:table-cell table:formula="of:=AVERAGE([.A2:.IO2])" office:value-type="float" office:value="22.2577609638554" calcext:value-type="float">
            <text:p>22.2577609639</text:p>
          </table:table-cell>
          <table:table-cell table:style-name="ce5" table:formula="of:=STDEV([.A2:.IO2])" office:value-type="float" office:value="14.758885539395" calcext:value-type="float">
            <text:p>14.7588855394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office:value-type="string" calcext:value-type="string">
            <text:p>stddev</text:p>
          </table:table-cell>
          <table:table-cell table:number-columns-repeated="247"/>
        </table:table-row>
        <table:table-row table:style-name="ro2">
          <table:table-cell/>
          <table:table-cell table:style-name="ce5"/>
          <table:table-cell table:number-columns-repeated="247"/>
        </table:table-row>
        <table:table-row table:style-name="ro1">
          <table:table-cell table:style-name="ce1" office:value-type="string" calcext:value-type="string">
            <text:p>ORB</text:p>
          </table:table-cell>
          <table:table-cell table:number-columns-repeated="248"/>
        </table:table-row>
        <table:table-row table:style-name="ro2">
          <table:table-cell table:number-columns-repeated="22" office:value-type="float" office:value="31" calcext:value-type="float">
            <text:p>31</text:p>
          </table:table-cell>
          <table:table-cell table:number-columns-repeated="21" office:value-type="float" office:value="37.2" calcext:value-type="float">
            <text:p>37.2</text:p>
          </table:table-cell>
          <table:table-cell table:number-columns-repeated="18" office:value-type="float" office:value="44.64" calcext:value-type="float">
            <text:p>44.64</text:p>
          </table:table-cell>
          <table:table-cell table:number-columns-repeated="14" office:value-type="float" office:value="53.568" calcext:value-type="float">
            <text:p>53.568</text:p>
          </table:table-cell>
          <table:table-cell table:number-columns-repeated="14" office:value-type="float" office:value="64.2816" calcext:value-type="float">
            <text:p>64.2816</text:p>
          </table:table-cell>
          <table:table-cell table:number-columns-repeated="10" office:value-type="float" office:value="77.1379" calcext:value-type="float">
            <text:p>77.1379</text:p>
          </table:table-cell>
          <table:table-cell table:number-columns-repeated="9" office:value-type="float" office:value="92.5655" calcext:value-type="float">
            <text:p>92.5655</text:p>
          </table:table-cell>
          <table:table-cell table:number-columns-repeated="9" office:value-type="float" office:value="111.079" calcext:value-type="float">
            <text:p>111.079</text:p>
          </table:table-cell>
          <table:table-cell table:number-columns-repeated="132"/>
        </table:table-row>
        <table:table-row table:style-name="ro2">
          <table:table-cell table:formula="of:=AVERAGE([.A7:.IO7])" office:value-type="float" office:value="55.7332811965812" calcext:value-type="float">
            <text:p>55.7332811966</text:p>
          </table:table-cell>
          <table:table-cell table:style-name="ce5" table:formula="of:=STDEV([.A7:.IO7])" office:value-type="float" office:value="24.2711868533841" calcext:value-type="float">
            <text:p>24.2711868534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office:value-type="string" calcext:value-type="string">
            <text:p>stddev</text:p>
          </table:table-cell>
          <table:table-cell table:number-columns-repeated="247"/>
        </table:table-row>
        <table:table-row table:style-name="ro2">
          <table:table-cell table:number-columns-repeated="249"/>
        </table:table-row>
        <table:table-row table:style-name="ro1">
          <table:table-cell table:style-name="ce1" office:value-type="string" calcext:value-type="string">
            <text:p>AKAZE</text:p>
          </table:table-cell>
          <table:table-cell table:number-columns-repeated="248"/>
        </table:table-row>
        <table:table-row table:style-name="ro2">
          <table:table-cell table:number-columns-repeated="35" office:value-type="float" office:value="4.8" calcext:value-type="float">
            <text:p>4.8</text:p>
          </table:table-cell>
          <table:table-cell table:number-columns-repeated="59" office:value-type="float" office:value="5.70819" calcext:value-type="float">
            <text:p>5.70819</text:p>
          </table:table-cell>
          <table:table-cell office:value-type="float" office:value="6.78823" calcext:value-type="float">
            <text:p>6.78823</text:p>
          </table:table-cell>
          <table:table-cell table:number-columns-repeated="42" office:value-type="float" office:value="8.07261" calcext:value-type="float">
            <text:p>8.07261</text:p>
          </table:table-cell>
          <table:table-cell table:number-columns-repeated="22" office:value-type="float" office:value="11.4164" calcext:value-type="float">
            <text:p>11.4164</text:p>
          </table:table-cell>
          <table:table-cell table:number-columns-repeated="14" office:value-type="float" office:value="16.1452" calcext:value-type="float">
            <text:p>16.1452</text:p>
          </table:table-cell>
          <table:table-cell table:number-columns-repeated="2" office:value-type="float" office:value="22.8328" calcext:value-type="float">
            <text:p>22.8328</text:p>
          </table:table-cell>
          <table:table-cell table:number-columns-repeated="74"/>
        </table:table-row>
        <table:table-row table:style-name="ro2">
          <table:table-cell table:formula="of:=AVERAGE([.A12:.IO12])" office:value-type="float" office:value="7.84845862857143" calcext:value-type="float">
            <text:p>7.8484586286</text:p>
          </table:table-cell>
          <table:table-cell table:style-name="ce5" table:formula="of:=STDEV([.A12:.IO12])" office:value-type="float" office:value="3.62905374174429" calcext:value-type="float">
            <text:p>3.6290537417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office:value-type="string" calcext:value-type="string">
            <text:p>stddev</text:p>
          </table:table-cell>
          <table:table-cell table:number-columns-repeated="247"/>
        </table:table-row>
        <table:table-row table:style-name="ro2">
          <table:table-cell/>
          <table:table-cell table:style-name="ce5"/>
          <table:table-cell table:number-columns-repeated="247"/>
        </table:table-row>
        <table:table-row table:style-name="ro1">
          <table:table-cell table:style-name="ce1" office:value-type="string" calcext:value-type="string">
            <text:p>SIFT</text:p>
          </table:table-cell>
          <table:table-cell table:number-columns-repeated="248"/>
        </table:table-row>
        <table:table-row table:style-name="ro2">
          <table:table-cell office:value-type="float" office:value="2.08916" calcext:value-type="float">
            <text:p>2.08916</text:p>
          </table:table-cell>
          <table:table-cell office:value-type="float" office:value="2.10135" calcext:value-type="float">
            <text:p>2.10135</text:p>
          </table:table-cell>
          <table:table-cell office:value-type="float" office:value="1.90794" calcext:value-type="float">
            <text:p>1.90794</text:p>
          </table:table-cell>
          <table:table-cell table:number-columns-repeated="2" office:value-type="float" office:value="6.17219" calcext:value-type="float">
            <text:p>6.17219</text:p>
          </table:table-cell>
          <table:table-cell office:value-type="float" office:value="6.38056" calcext:value-type="float">
            <text:p>6.38056</text:p>
          </table:table-cell>
          <table:table-cell office:value-type="float" office:value="7.88045" calcext:value-type="float">
            <text:p>7.88045</text:p>
          </table:table-cell>
          <table:table-cell office:value-type="float" office:value="15.0053" calcext:value-type="float">
            <text:p>15.0053</text:p>
          </table:table-cell>
          <table:table-cell office:value-type="float" office:value="2.17244" calcext:value-type="float">
            <text:p>2.17244</text:p>
          </table:table-cell>
          <table:table-cell office:value-type="float" office:value="3.17417" calcext:value-type="float">
            <text:p>3.17417</text:p>
          </table:table-cell>
          <table:table-cell office:value-type="float" office:value="5.87322" calcext:value-type="float">
            <text:p>5.87322</text:p>
          </table:table-cell>
          <table:table-cell office:value-type="float" office:value="2.04268" calcext:value-type="float">
            <text:p>2.04268</text:p>
          </table:table-cell>
          <table:table-cell office:value-type="float" office:value="14.5876" calcext:value-type="float">
            <text:p>14.5876</text:p>
          </table:table-cell>
          <table:table-cell office:value-type="float" office:value="9.5069" calcext:value-type="float">
            <text:p>9.5069</text:p>
          </table:table-cell>
          <table:table-cell office:value-type="float" office:value="2.47444" calcext:value-type="float">
            <text:p>2.47444</text:p>
          </table:table-cell>
          <table:table-cell office:value-type="float" office:value="4.94632" calcext:value-type="float">
            <text:p>4.94632</text:p>
          </table:table-cell>
          <table:table-cell office:value-type="float" office:value="2.22079" calcext:value-type="float">
            <text:p>2.22079</text:p>
          </table:table-cell>
          <table:table-cell office:value-type="float" office:value="3.40216" calcext:value-type="float">
            <text:p>3.40216</text:p>
          </table:table-cell>
          <table:table-cell office:value-type="float" office:value="7.69362" calcext:value-type="float">
            <text:p>7.69362</text:p>
          </table:table-cell>
          <table:table-cell office:value-type="float" office:value="3.29237" calcext:value-type="float">
            <text:p>3.29237</text:p>
          </table:table-cell>
          <table:table-cell office:value-type="float" office:value="5.17172" calcext:value-type="float">
            <text:p>5.17172</text:p>
          </table:table-cell>
          <table:table-cell office:value-type="float" office:value="16.9951" calcext:value-type="float">
            <text:p>16.9951</text:p>
          </table:table-cell>
          <table:table-cell office:value-type="float" office:value="1.86448" calcext:value-type="float">
            <text:p>1.86448</text:p>
          </table:table-cell>
          <table:table-cell office:value-type="float" office:value="2.85287" calcext:value-type="float">
            <text:p>2.85287</text:p>
          </table:table-cell>
          <table:table-cell table:number-columns-repeated="2" office:value-type="float" office:value="5.58311" calcext:value-type="float">
            <text:p>5.58311</text:p>
          </table:table-cell>
          <table:table-cell table:number-columns-repeated="2" office:value-type="float" office:value="13.5214" calcext:value-type="float">
            <text:p>13.5214</text:p>
          </table:table-cell>
          <table:table-cell office:value-type="float" office:value="9.23143" calcext:value-type="float">
            <text:p>9.23143</text:p>
          </table:table-cell>
          <table:table-cell office:value-type="float" office:value="26.2626" calcext:value-type="float">
            <text:p>26.2626</text:p>
          </table:table-cell>
          <table:table-cell office:value-type="float" office:value="2.02984" calcext:value-type="float">
            <text:p>2.02984</text:p>
          </table:table-cell>
          <table:table-cell office:value-type="float" office:value="2.00996" calcext:value-type="float">
            <text:p>2.00996</text:p>
          </table:table-cell>
          <table:table-cell table:number-columns-repeated="2" office:value-type="float" office:value="3.47326" calcext:value-type="float">
            <text:p>3.47326</text:p>
          </table:table-cell>
          <table:table-cell office:value-type="float" office:value="4.68024" calcext:value-type="float">
            <text:p>4.68024</text:p>
          </table:table-cell>
          <table:table-cell office:value-type="float" office:value="4.73356" calcext:value-type="float">
            <text:p>4.73356</text:p>
          </table:table-cell>
          <table:table-cell office:value-type="float" office:value="2.72978" calcext:value-type="float">
            <text:p>2.72978</text:p>
          </table:table-cell>
          <table:table-cell table:number-columns-repeated="2" office:value-type="float" office:value="4.13727" calcext:value-type="float">
            <text:p>4.13727</text:p>
          </table:table-cell>
          <table:table-cell office:value-type="float" office:value="1.83444" calcext:value-type="float">
            <text:p>1.83444</text:p>
          </table:table-cell>
          <table:table-cell office:value-type="float" office:value="1.83211" calcext:value-type="float">
            <text:p>1.83211</text:p>
          </table:table-cell>
          <table:table-cell office:value-type="float" office:value="2.16594" calcext:value-type="float">
            <text:p>2.16594</text:p>
          </table:table-cell>
          <table:table-cell office:value-type="float" office:value="2.13129" calcext:value-type="float">
            <text:p>2.13129</text:p>
          </table:table-cell>
          <table:table-cell table:number-columns-repeated="2" office:value-type="float" office:value="1.80244" calcext:value-type="float">
            <text:p>1.80244</text:p>
          </table:table-cell>
          <table:table-cell office:value-type="float" office:value="20.0401" calcext:value-type="float">
            <text:p>20.0401</text:p>
          </table:table-cell>
          <table:table-cell table:number-columns-repeated="2" office:value-type="float" office:value="1.96823" calcext:value-type="float">
            <text:p>1.96823</text:p>
          </table:table-cell>
          <table:table-cell table:number-columns-repeated="2" office:value-type="float" office:value="4.65948" calcext:value-type="float">
            <text:p>4.65948</text:p>
          </table:table-cell>
          <table:table-cell table:number-columns-repeated="2" office:value-type="float" office:value="3.0134" calcext:value-type="float">
            <text:p>3.0134</text:p>
          </table:table-cell>
          <table:table-cell office:value-type="float" office:value="4.83939" calcext:value-type="float">
            <text:p>4.83939</text:p>
          </table:table-cell>
          <table:table-cell office:value-type="float" office:value="1.8591" calcext:value-type="float">
            <text:p>1.8591</text:p>
          </table:table-cell>
          <table:table-cell office:value-type="float" office:value="4.41869" calcext:value-type="float">
            <text:p>4.41869</text:p>
          </table:table-cell>
          <table:table-cell office:value-type="float" office:value="3.05795" calcext:value-type="float">
            <text:p>3.05795</text:p>
          </table:table-cell>
          <table:table-cell office:value-type="float" office:value="2.22324" calcext:value-type="float">
            <text:p>2.22324</text:p>
          </table:table-cell>
          <table:table-cell office:value-type="float" office:value="2.48561" calcext:value-type="float">
            <text:p>2.48561</text:p>
          </table:table-cell>
          <table:table-cell office:value-type="float" office:value="2.59629" calcext:value-type="float">
            <text:p>2.59629</text:p>
          </table:table-cell>
          <table:table-cell office:value-type="float" office:value="2.16181" calcext:value-type="float">
            <text:p>2.16181</text:p>
          </table:table-cell>
          <table:table-cell office:value-type="float" office:value="1.84658" calcext:value-type="float">
            <text:p>1.84658</text:p>
          </table:table-cell>
          <table:table-cell office:value-type="float" office:value="2.93246" calcext:value-type="float">
            <text:p>2.93246</text:p>
          </table:table-cell>
          <table:table-cell office:value-type="float" office:value="2.29036" calcext:value-type="float">
            <text:p>2.29036</text:p>
          </table:table-cell>
          <table:table-cell office:value-type="float" office:value="4.05255" calcext:value-type="float">
            <text:p>4.05255</text:p>
          </table:table-cell>
          <table:table-cell office:value-type="float" office:value="1.82216" calcext:value-type="float">
            <text:p>1.82216</text:p>
          </table:table-cell>
          <table:table-cell office:value-type="float" office:value="8.52624" calcext:value-type="float">
            <text:p>8.52624</text:p>
          </table:table-cell>
          <table:table-cell office:value-type="float" office:value="2.13258" calcext:value-type="float">
            <text:p>2.13258</text:p>
          </table:table-cell>
          <table:table-cell table:number-columns-repeated="2" office:value-type="float" office:value="2.60602" calcext:value-type="float">
            <text:p>2.60602</text:p>
          </table:table-cell>
          <table:table-cell office:value-type="float" office:value="4.86175" calcext:value-type="float">
            <text:p>4.86175</text:p>
          </table:table-cell>
          <table:table-cell table:number-columns-repeated="2" office:value-type="float" office:value="1.94215" calcext:value-type="float">
            <text:p>1.94215</text:p>
          </table:table-cell>
          <table:table-cell office:value-type="float" office:value="2.23651" calcext:value-type="float">
            <text:p>2.23651</text:p>
          </table:table-cell>
          <table:table-cell office:value-type="float" office:value="2.47229" calcext:value-type="float">
            <text:p>2.47229</text:p>
          </table:table-cell>
          <table:table-cell office:value-type="float" office:value="11.7335" calcext:value-type="float">
            <text:p>11.7335</text:p>
          </table:table-cell>
          <table:table-cell office:value-type="float" office:value="17.8156" calcext:value-type="float">
            <text:p>17.8156</text:p>
          </table:table-cell>
          <table:table-cell table:number-columns-repeated="2" office:value-type="float" office:value="4.4755" calcext:value-type="float">
            <text:p>4.4755</text:p>
          </table:table-cell>
          <table:table-cell office:value-type="float" office:value="3.8711" calcext:value-type="float">
            <text:p>3.8711</text:p>
          </table:table-cell>
          <table:table-cell office:value-type="float" office:value="3.5545" calcext:value-type="float">
            <text:p>3.5545</text:p>
          </table:table-cell>
          <table:table-cell table:number-columns-repeated="2" office:value-type="float" office:value="2.98052" calcext:value-type="float">
            <text:p>2.98052</text:p>
          </table:table-cell>
          <table:table-cell office:value-type="float" office:value="38.5208" calcext:value-type="float">
            <text:p>38.5208</text:p>
          </table:table-cell>
          <table:table-cell office:value-type="float" office:value="3.18627" calcext:value-type="float">
            <text:p>3.18627</text:p>
          </table:table-cell>
          <table:table-cell office:value-type="float" office:value="4.92762" calcext:value-type="float">
            <text:p>4.92762</text:p>
          </table:table-cell>
          <table:table-cell office:value-type="float" office:value="2.18736" calcext:value-type="float">
            <text:p>2.18736</text:p>
          </table:table-cell>
          <table:table-cell office:value-type="float" office:value="2.64585" calcext:value-type="float">
            <text:p>2.64585</text:p>
          </table:table-cell>
          <table:table-cell office:value-type="float" office:value="3.91633" calcext:value-type="float">
            <text:p>3.91633</text:p>
          </table:table-cell>
          <table:table-cell office:value-type="float" office:value="2.34867" calcext:value-type="float">
            <text:p>2.34867</text:p>
          </table:table-cell>
          <table:table-cell table:number-columns-repeated="2" office:value-type="float" office:value="40.9258" calcext:value-type="float">
            <text:p>40.9258</text:p>
          </table:table-cell>
          <table:table-cell office:value-type="float" office:value="2.68951" calcext:value-type="float">
            <text:p>2.68951</text:p>
          </table:table-cell>
          <table:table-cell office:value-type="float" office:value="2.37612" calcext:value-type="float">
            <text:p>2.37612</text:p>
          </table:table-cell>
          <table:table-cell office:value-type="float" office:value="1.82561" calcext:value-type="float">
            <text:p>1.82561</text:p>
          </table:table-cell>
          <table:table-cell office:value-type="float" office:value="2.7894" calcext:value-type="float">
            <text:p>2.7894</text:p>
          </table:table-cell>
          <table:table-cell table:number-columns-repeated="2" office:value-type="float" office:value="6.74523" calcext:value-type="float">
            <text:p>6.74523</text:p>
          </table:table-cell>
          <table:table-cell office:value-type="float" office:value="3.28252" calcext:value-type="float">
            <text:p>3.28252</text:p>
          </table:table-cell>
          <table:table-cell office:value-type="float" office:value="17.2247" calcext:value-type="float">
            <text:p>17.2247</text:p>
          </table:table-cell>
          <table:table-cell office:value-type="float" office:value="1.89285" calcext:value-type="float">
            <text:p>1.89285</text:p>
          </table:table-cell>
          <table:table-cell office:value-type="float" office:value="2.78638" calcext:value-type="float">
            <text:p>2.78638</text:p>
          </table:table-cell>
          <table:table-cell table:number-columns-repeated="2" office:value-type="float" office:value="5.48801" calcext:value-type="float">
            <text:p>5.48801</text:p>
          </table:table-cell>
          <table:table-cell office:value-type="float" office:value="20.6182" calcext:value-type="float">
            <text:p>20.6182</text:p>
          </table:table-cell>
          <table:table-cell office:value-type="float" office:value="4.66517" calcext:value-type="float">
            <text:p>4.66517</text:p>
          </table:table-cell>
          <table:table-cell office:value-type="float" office:value="2.02574" calcext:value-type="float">
            <text:p>2.02574</text:p>
          </table:table-cell>
          <table:table-cell office:value-type="float" office:value="3.98248" calcext:value-type="float">
            <text:p>3.98248</text:p>
          </table:table-cell>
          <table:table-cell office:value-type="float" office:value="2.21413" calcext:value-type="float">
            <text:p>2.21413</text:p>
          </table:table-cell>
          <table:table-cell office:value-type="float" office:value="4.7947" calcext:value-type="float">
            <text:p>4.7947</text:p>
          </table:table-cell>
          <table:table-cell office:value-type="float" office:value="2.18235" calcext:value-type="float">
            <text:p>2.18235</text:p>
          </table:table-cell>
          <table:table-cell office:value-type="float" office:value="7.05277" calcext:value-type="float">
            <text:p>7.05277</text:p>
          </table:table-cell>
          <table:table-cell office:value-type="float" office:value="2.98747" calcext:value-type="float">
            <text:p>2.98747</text:p>
          </table:table-cell>
          <table:table-cell office:value-type="float" office:value="3.73348" calcext:value-type="float">
            <text:p>3.73348</text:p>
          </table:table-cell>
          <table:table-cell office:value-type="float" office:value="8.77375" calcext:value-type="float">
            <text:p>8.77375</text:p>
          </table:table-cell>
          <table:table-cell office:value-type="float" office:value="2.61009" calcext:value-type="float">
            <text:p>2.61009</text:p>
          </table:table-cell>
          <table:table-cell office:value-type="float" office:value="2.90481" calcext:value-type="float">
            <text:p>2.90481</text:p>
          </table:table-cell>
          <table:table-cell office:value-type="float" office:value="3.07935" calcext:value-type="float">
            <text:p>3.07935</text:p>
          </table:table-cell>
          <table:table-cell office:value-type="float" office:value="3.77809" calcext:value-type="float">
            <text:p>3.77809</text:p>
          </table:table-cell>
          <table:table-cell office:value-type="float" office:value="4.99738" calcext:value-type="float">
            <text:p>4.99738</text:p>
          </table:table-cell>
          <table:table-cell office:value-type="float" office:value="2.056" calcext:value-type="float">
            <text:p>2.056</text:p>
          </table:table-cell>
          <table:table-cell office:value-type="float" office:value="3.66217" calcext:value-type="float">
            <text:p>3.66217</text:p>
          </table:table-cell>
          <table:table-cell office:value-type="float" office:value="3.96851" calcext:value-type="float">
            <text:p>3.96851</text:p>
          </table:table-cell>
          <table:table-cell office:value-type="float" office:value="2.20519" calcext:value-type="float">
            <text:p>2.20519</text:p>
          </table:table-cell>
          <table:table-cell office:value-type="float" office:value="2.78535" calcext:value-type="float">
            <text:p>2.78535</text:p>
          </table:table-cell>
          <table:table-cell office:value-type="float" office:value="5.32905" calcext:value-type="float">
            <text:p>5.32905</text:p>
          </table:table-cell>
          <table:table-cell office:value-type="float" office:value="6.33387" calcext:value-type="float">
            <text:p>6.33387</text:p>
          </table:table-cell>
          <table:table-cell table:number-columns-repeated="2" office:value-type="float" office:value="3.85134" calcext:value-type="float">
            <text:p>3.85134</text:p>
          </table:table-cell>
          <table:table-cell office:value-type="float" office:value="8.0429" calcext:value-type="float">
            <text:p>8.0429</text:p>
          </table:table-cell>
          <table:table-cell office:value-type="float" office:value="2.77817" calcext:value-type="float">
            <text:p>2.77817</text:p>
          </table:table-cell>
          <table:table-cell office:value-type="float" office:value="8.29128" calcext:value-type="float">
            <text:p>8.29128</text:p>
          </table:table-cell>
          <table:table-cell office:value-type="float" office:value="13.6847" calcext:value-type="float">
            <text:p>13.6847</text:p>
          </table:table-cell>
          <table:table-cell office:value-type="float" office:value="2.13106" calcext:value-type="float">
            <text:p>2.13106</text:p>
          </table:table-cell>
          <table:table-cell office:value-type="float" office:value="5.0174" calcext:value-type="float">
            <text:p>5.0174</text:p>
          </table:table-cell>
          <table:table-cell office:value-type="float" office:value="2.47474" calcext:value-type="float">
            <text:p>2.47474</text:p>
          </table:table-cell>
          <table:table-cell table:number-columns-repeated="114"/>
        </table:table-row>
        <table:table-row table:style-name="ro2">
          <table:table-cell table:formula="of:=AVERAGE([.A17:.IO17])" office:value-type="float" office:value="5.67080170370371" calcext:value-type="float">
            <text:p>5.6708017037</text:p>
          </table:table-cell>
          <table:table-cell table:style-name="ce5" table:formula="of:=STDEV([.A17:.IO17])" office:value-type="float" office:value="6.74485721183699" calcext:value-type="float">
            <text:p>6.7448572118</text:p>
          </table:table-cell>
          <table:table-cell table:number-columns-repeated="2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00:22:49.135426948</meta:creation-date>
    <dc:date>2021-06-23T22:29:47.109357648</dc:date>
    <meta:editing-duration>PT21M12S</meta:editing-duration>
    <meta:editing-cycles>3</meta:editing-cycles>
    <meta:generator>LibreOffice/5.1.6.2$Linux_X86_64 LibreOffice_project/10m0$Build-2</meta:generator>
    <meta:document-statistic meta:table-count="2" meta:cell-count="1442" meta:object-count="0"/>
  </office:meta>
</office:document-meta>
</file>